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!DOCTYPE html&gt;</text:p>
      <text:p text:style-name="Preformatted_20_Text">&lt;html lang="es"&gt;</text:p>
      <text:p text:style-name="Preformatted_20_Text">&lt;head&gt;</text:p>
      <text:p text:style-name="Preformatted_20_Text"><text:s text:c="2"/>&lt;meta charset="UTF-8"&gt;</text:p>
      <text:p text:style-name="Preformatted_20_Text"><text:s text:c="2"/>&lt;title&gt;Prototipo de Aplicación de Figuras&lt;/title&gt;</text:p>
      <text:p text:style-name="Preformatted_20_Text">&lt;style&gt;</text:p>
      <text:p text:style-name="Preformatted_20_Text"><text:s/>body</text:p>
      <text:p text:style-name="Preformatted_20_Text"><text:s/>{</text:p>
      <text:p text:style-name="Preformatted_20_Text"><text:s text:c="4"/>margin: 0;</text:p>
      <text:p text:style-name="Preformatted_20_Text"><text:s text:c="4"/>font-family: Arial, sans-serif;</text:p>
      <text:p text:style-name="Preformatted_20_Text"><text:s text:c="4"/>height: 100vh;</text:p>
      <text:p text:style-name="Preformatted_20_Text"><text:s/>}</text:p>
      <text:p text:style-name="Preformatted_20_Text">&lt;/style&gt;</text:p>
      <text:p text:style-name="Preformatted_20_Text">&lt;/head&gt;</text:p>
      <text:p text:style-name="Preformatted_20_Text">&lt;body&gt;</text:p>
      <text:p text:style-name="Preformatted_20_Text"><text:s text:c="2"/></text:p>
      <text:p text:style-name="Preformatted_20_Text">&lt;script type="text/javascript"&gt;</text:p>
      <text:p text:style-name="Preformatted_20_Text"/>
      <text:p text:style-name="Preformatted_20_Text">class ApplicationUI extends HTMLElement </text:p>
      <text:p text:style-name="Preformatted_20_Text">{</text:p>
      <text:p text:style-name="Preformatted_20_Text"><text:s text:c="4"/>constructor() </text:p>
      <text:p text:style-name="Preformatted_20_Text"><text:s text:c="4"/>{</text:p>
      <text:p text:style-name="Preformatted_20_Text"><text:s text:c="8"/>super();</text:p>
      <text:p text:style-name="Preformatted_20_Text"><text:s text:c="8"/>const shadow = this.attachShadow({ mode: 'closed' });</text:p>
      <text:p text:style-name="Preformatted_20_Text"/>
      <text:p text:style-name="Preformatted_20_Text"><text:s text:c="8"/>// ==== Styles ====</text:p>
      <text:p text:style-name="Preformatted_20_Text"><text:s text:c="8"/>const style = document.createElement('style');</text:p>
      <text:p text:style-name="Preformatted_20_Text"><text:s text:c="8"/>style.textContent = `</text:p>
      <text:p text:style-name="Preformatted_20_Text"><text:s text:c="10"/>:host {</text:p>
      <text:p text:style-name="Preformatted_20_Text"><text:s text:c="12"/>display: flex;</text:p>
      <text:p text:style-name="Preformatted_20_Text"><text:s text:c="12"/>height: 100vh;</text:p>
      <text:p text:style-name="Preformatted_20_Text"><text:s text:c="12"/>font-family: Arial, sans-serif;</text:p>
      <text:p text:style-name="Preformatted_20_Text"><text:s text:c="10"/>}</text:p>
      <text:p text:style-name="Preformatted_20_Text"/>
      <text:p text:style-name="Preformatted_20_Text"><text:s text:c="10"/>.sidebar {</text:p>
      <text:p text:style-name="Preformatted_20_Text"><text:s text:c="12"/>width: 200px;</text:p>
      <text:p text:style-name="Preformatted_20_Text"><text:s text:c="12"/>background-color: #f0f0f0;</text:p>
      <text:p text:style-name="Preformatted_20_Text"><text:s text:c="12"/>padding: 20px;</text:p>
      <text:p text:style-name="Preformatted_20_Text"><text:s text:c="12"/>box-sizing: border-box;</text:p>
      <text:p text:style-name="Preformatted_20_Text"><text:s text:c="12"/>display: flex;</text:p>
      <text:p text:style-name="Preformatted_20_Text"><text:s text:c="12"/>flex-direction: column;</text:p>
      <text:p text:style-name="Preformatted_20_Text"><text:s text:c="12"/>gap: 10px;</text:p>
      <text:p text:style-name="Preformatted_20_Text"><text:s text:c="12"/>border-right: 1px solid #ccc;</text:p>
      <text:p text:style-name="Preformatted_20_Text"><text:s text:c="10"/>}</text:p>
      <text:p text:style-name="Preformatted_20_Text"/>
      <text:p text:style-name="Preformatted_20_Text"><text:s text:c="10"/>.sidebar button {</text:p>
      <text:p text:style-name="Preformatted_20_Text"><text:s text:c="12"/>padding: 10px;</text:p>
      <text:p text:style-name="Preformatted_20_Text"><text:s text:c="12"/>font-size: 14px;</text:p>
      <text:p text:style-name="Preformatted_20_Text"><text:s text:c="12"/>cursor: pointer;</text:p>
      <text:p text:style-name="Preformatted_20_Text"><text:s text:c="10"/>}</text:p>
      <text:p text:style-name="Preformatted_20_Text"/>
      <text:p text:style-name="Preformatted_20_Text"><text:s text:c="10"/>.sidebar input[type="color"] {</text:p>
      <text:p text:style-name="Preformatted_20_Text"><text:s text:c="12"/>width: 100%;</text:p>
      <text:p text:style-name="Preformatted_20_Text"><text:s text:c="12"/>height: 40px;</text:p>
      <text:p text:style-name="Preformatted_20_Text"><text:s text:c="12"/>border: none;</text:p>
      <text:p text:style-name="Preformatted_20_Text"><text:s text:c="12"/>cursor: pointer;</text:p>
      <text:p text:style-name="Preformatted_20_Text"><text:s text:c="10"/>}</text:p>
      <text:p text:style-name="Preformatted_20_Text"/>
      <text:p text:style-name="Preformatted_20_Text"><text:s text:c="10"/>.canvas-container {</text:p>
      <text:p text:style-name="Preformatted_20_Text"><text:s text:c="12"/>flex: 1;</text:p>
      <text:p text:style-name="Preformatted_20_Text"><text:s text:c="12"/>display: flex;</text:p>
      <text:p text:style-name="Preformatted_20_Text"><text:s text:c="12"/>justify-content: center;</text:p>
      <text:p text:style-name="Preformatted_20_Text"><text:s text:c="12"/>align-items: center;</text:p>
      <text:p text:style-name="Preformatted_20_Text"><text:s text:c="12"/>background-color: #ffffff;</text:p>
      <text:p text:style-name="Preformatted_20_Text"><text:soft-page-break/><text:s text:c="12"/>border-right: 1px solid #ccc;</text:p>
      <text:p text:style-name="Preformatted_20_Text"><text:s text:c="10"/>}</text:p>
      <text:p text:style-name="Preformatted_20_Text"/>
      <text:p text:style-name="Preformatted_20_Text"><text:s text:c="10"/>canvas {</text:p>
      <text:p text:style-name="Preformatted_20_Text"><text:s text:c="12"/>border: 1px solid #000;</text:p>
      <text:p text:style-name="Preformatted_20_Text"><text:s text:c="12"/>width: 600px;</text:p>
      <text:p text:style-name="Preformatted_20_Text"><text:s text:c="12"/>height: 400px;</text:p>
      <text:p text:style-name="Preformatted_20_Text"><text:s text:c="12"/>background-color: #eee;</text:p>
      <text:p text:style-name="Preformatted_20_Text"><text:s text:c="10"/>}</text:p>
      <text:p text:style-name="Preformatted_20_Text"/>
      <text:p text:style-name="Preformatted_20_Text"><text:s text:c="10"/>.table-panel {</text:p>
      <text:p text:style-name="Preformatted_20_Text"><text:s text:c="12"/>width: 300px;</text:p>
      <text:p text:style-name="Preformatted_20_Text"><text:s text:c="12"/>padding: 20px;</text:p>
      <text:p text:style-name="Preformatted_20_Text"><text:s text:c="12"/>box-sizing: border-box;</text:p>
      <text:p text:style-name="Preformatted_20_Text"><text:s text:c="12"/>background-color: #fafafa;</text:p>
      <text:p text:style-name="Preformatted_20_Text"><text:s text:c="10"/>}</text:p>
      <text:p text:style-name="Preformatted_20_Text"/>
      <text:p text:style-name="Preformatted_20_Text"><text:s text:c="10"/>table {</text:p>
      <text:p text:style-name="Preformatted_20_Text"><text:s text:c="12"/>width: 100%;</text:p>
      <text:p text:style-name="Preformatted_20_Text"><text:s text:c="12"/>border-collapse: collapse;</text:p>
      <text:p text:style-name="Preformatted_20_Text"><text:s text:c="10"/>}</text:p>
      <text:p text:style-name="Preformatted_20_Text"/>
      <text:p text:style-name="Preformatted_20_Text"><text:s text:c="10"/>th, td {</text:p>
      <text:p text:style-name="Preformatted_20_Text"><text:s text:c="12"/>padding: 8px;</text:p>
      <text:p text:style-name="Preformatted_20_Text"><text:s text:c="12"/>border: 1px solid #ccc;</text:p>
      <text:p text:style-name="Preformatted_20_Text"><text:s text:c="12"/>text-align: left;</text:p>
      <text:p text:style-name="Preformatted_20_Text"><text:s text:c="10"/>}</text:p>
      <text:p text:style-name="Preformatted_20_Text"/>
      <text:p text:style-name="Preformatted_20_Text"><text:s text:c="10"/>th {</text:p>
      <text:p text:style-name="Preformatted_20_Text"><text:s text:c="12"/>background-color: #ddd;</text:p>
      <text:p text:style-name="Preformatted_20_Text"><text:s text:c="10"/>}</text:p>
      <text:p text:style-name="Preformatted_20_Text"/>
      <text:p text:style-name="Preformatted_20_Text"><text:s text:c="10"/>td input[type="radio"] {</text:p>
      <text:p text:style-name="Preformatted_20_Text"><text:s text:c="12"/>display: block;</text:p>
      <text:p text:style-name="Preformatted_20_Text"><text:s text:c="12"/>margin: auto;</text:p>
      <text:p text:style-name="Preformatted_20_Text"><text:s text:c="10"/>}</text:p>
      <text:p text:style-name="Preformatted_20_Text"><text:s text:c="8"/>`;</text:p>
      <text:p text:style-name="Preformatted_20_Text"/>
      <text:p text:style-name="Preformatted_20_Text"><text:s text:c="8"/>// ==== Container ====</text:p>
      <text:p text:style-name="Preformatted_20_Text"><text:s text:c="8"/>const container = document.createElement('div');</text:p>
      <text:p text:style-name="Preformatted_20_Text"><text:s text:c="8"/>container.style.display = 'flex';</text:p>
      <text:p text:style-name="Preformatted_20_Text"><text:s text:c="8"/>container.style.flex = '1';</text:p>
      <text:p text:style-name="Preformatted_20_Text"/>
      <text:p text:style-name="Preformatted_20_Text"><text:s text:c="8"/>// ==== Sidebar ====</text:p>
      <text:p text:style-name="Preformatted_20_Text"><text:s text:c="8"/>const sidebar = document.createElement('div');</text:p>
      <text:p text:style-name="Preformatted_20_Text"><text:s text:c="8"/>sidebar.className = 'sidebar';</text:p>
      <text:p text:style-name="Preformatted_20_Text"/>
      <text:p text:style-name="Preformatted_20_Text"><text:s text:c="8"/>this.btnRect = document.createElement('button');</text:p>
      <text:p text:style-name="Preformatted_20_Text"><text:s text:c="8"/>this.btnRect.textContent = 'Crear rectángulo';</text:p>
      <text:p text:style-name="Preformatted_20_Text"/>
      <text:p text:style-name="Preformatted_20_Text"><text:s text:c="8"/>this.btnCircle = document.createElement('button');</text:p>
      <text:p text:style-name="Preformatted_20_Text"><text:s text:c="8"/>this.btnCircle.textContent = 'Crear círculo';</text:p>
      <text:p text:style-name="Preformatted_20_Text"/>
      <text:p text:style-name="Preformatted_20_Text"><text:s text:c="8"/>this.btnTriangle = document.createElement('button');</text:p>
      <text:p text:style-name="Preformatted_20_Text"><text:s text:c="8"/>this.btnTriangle.textContent = 'Crear triángulo';</text:p>
      <text:p text:style-name="Preformatted_20_Text"/>
      <text:p text:style-name="Preformatted_20_Text"><text:s text:c="8"/>const colorLabel = document.createElement('label');</text:p>
      <text:p text:style-name="Preformatted_20_Text"><text:s text:c="8"/>colorLabel.setAttribute('for', 'colorPicker');</text:p>
      <text:p text:style-name="Preformatted_20_Text"><text:s text:c="8"/>colorLabel.textContent = 'Color:';</text:p>
      <text:p text:style-name="Preformatted_20_Text"/>
      <text:p text:style-name="Preformatted_20_Text"><text:s text:c="8"/>this.colorInput = document.createElement('input');</text:p>
      <text:p text:style-name="Preformatted_20_Text"><text:s text:c="8"/>this.colorInput.type = 'color';</text:p>
      <text:p text:style-name="Preformatted_20_Text"><text:s text:c="8"/>this.colorInput.id = 'colorPicker';</text:p>
      <text:p text:style-name="Preformatted_20_Text"><text:s text:c="8"/>this.colorInput.name = 'colorPicker';</text:p>
      <text:p text:style-name="Preformatted_20_Text"><text:soft-page-break/></text:p>
      <text:p text:style-name="Preformatted_20_Text"><text:s text:c="8"/>sidebar.appendChild(this.btnRect);</text:p>
      <text:p text:style-name="Preformatted_20_Text"><text:s text:c="8"/>sidebar.appendChild(this.btnCircle);</text:p>
      <text:p text:style-name="Preformatted_20_Text"><text:s text:c="8"/>sidebar.appendChild(this.btnTriangle);</text:p>
      <text:p text:style-name="Preformatted_20_Text"><text:s text:c="8"/>sidebar.appendChild(colorLabel);</text:p>
      <text:p text:style-name="Preformatted_20_Text"><text:s text:c="8"/>sidebar.appendChild(this.colorInput);</text:p>
      <text:p text:style-name="Preformatted_20_Text"/>
      <text:p text:style-name="Preformatted_20_Text"><text:s text:c="8"/>// ==== Canvas Container ====</text:p>
      <text:p text:style-name="Preformatted_20_Text"><text:s text:c="8"/>const canvasContainer = document.createElement('div');</text:p>
      <text:p text:style-name="Preformatted_20_Text"><text:s text:c="8"/>canvasContainer.className = 'canvas-container';</text:p>
      <text:p text:style-name="Preformatted_20_Text"/>
      <text:p text:style-name="Preformatted_20_Text"><text:s text:c="8"/>this.canvas = document.createElement('canvas');</text:p>
      <text:p text:style-name="Preformatted_20_Text"><text:s text:c="8"/>canvasContainer.appendChild(this.canvas);</text:p>
      <text:p text:style-name="Preformatted_20_Text"/>
      <text:p text:style-name="Preformatted_20_Text"><text:s text:c="8"/>// ==== Table Panel ====</text:p>
      <text:p text:style-name="Preformatted_20_Text"><text:s text:c="8"/>const tablePanel = document.createElement('div');</text:p>
      <text:p text:style-name="Preformatted_20_Text"><text:s text:c="8"/>tablePanel.className = 'table-panel';</text:p>
      <text:p text:style-name="Preformatted_20_Text"/>
      <text:p text:style-name="Preformatted_20_Text"><text:s text:c="8"/>this.table = document.createElement('table');</text:p>
      <text:p text:style-name="Preformatted_20_Text"><text:s text:c="8"/>const thead = document.createElement('thead');</text:p>
      <text:p text:style-name="Preformatted_20_Text"><text:s text:c="8"/>const trHead = document.createElement('tr');</text:p>
      <text:p text:style-name="Preformatted_20_Text"/>
      <text:p text:style-name="Preformatted_20_Text"><text:s text:c="8"/>const thId = document.createElement('th');</text:p>
      <text:p text:style-name="Preformatted_20_Text"><text:s text:c="8"/>thId.textContent = 'ID';</text:p>
      <text:p text:style-name="Preformatted_20_Text"><text:s text:c="8"/>const thName = document.createElement('th');</text:p>
      <text:p text:style-name="Preformatted_20_Text"><text:s text:c="8"/>thName.textContent = 'Nombre';</text:p>
      <text:p text:style-name="Preformatted_20_Text"><text:s text:c="8"/>const thSelect = document.createElement('th');</text:p>
      <text:p text:style-name="Preformatted_20_Text"><text:s text:c="8"/>thSelect.textContent = 'Seleccionar';</text:p>
      <text:p text:style-name="Preformatted_20_Text"/>
      <text:p text:style-name="Preformatted_20_Text"><text:s text:c="8"/>trHead.appendChild(thId);</text:p>
      <text:p text:style-name="Preformatted_20_Text"><text:s text:c="8"/>trHead.appendChild(thName);</text:p>
      <text:p text:style-name="Preformatted_20_Text"><text:s text:c="8"/>trHead.appendChild(thSelect);</text:p>
      <text:p text:style-name="Preformatted_20_Text"><text:s text:c="8"/>thead.appendChild(trHead);</text:p>
      <text:p text:style-name="Preformatted_20_Text"><text:s text:c="8"/>this.table.appendChild(thead);</text:p>
      <text:p text:style-name="Preformatted_20_Text"/>
      <text:p text:style-name="Preformatted_20_Text"><text:s text:c="8"/>const tbody = document.createElement('tbody');</text:p>
      <text:p text:style-name="Preformatted_20_Text"/>
      <text:p text:style-name="Preformatted_20_Text"><text:s text:c="8"/>// Ejemplo de fila</text:p>
      <text:p text:style-name="Preformatted_20_Text"><text:s text:c="8"/>const exampleRow = document.createElement('tr');</text:p>
      <text:p text:style-name="Preformatted_20_Text"><text:s text:c="8"/>const tdId = document.createElement('td');</text:p>
      <text:p text:style-name="Preformatted_20_Text"><text:s text:c="8"/>tdId.textContent = '1';</text:p>
      <text:p text:style-name="Preformatted_20_Text"/>
      <text:p text:style-name="Preformatted_20_Text"><text:s text:c="8"/>const tdName = document.createElement('td');</text:p>
      <text:p text:style-name="Preformatted_20_Text"><text:s text:c="8"/>tdName.textContent = 'Rectángulo';</text:p>
      <text:p text:style-name="Preformatted_20_Text"/>
      <text:p text:style-name="Preformatted_20_Text"><text:s text:c="8"/>const tdRadio = document.createElement('td');</text:p>
      <text:p text:style-name="Preformatted_20_Text"><text:s text:c="8"/>const radio = document.createElement('input');</text:p>
      <text:p text:style-name="Preformatted_20_Text"><text:s text:c="8"/>radio.type = 'radio';</text:p>
      <text:p text:style-name="Preformatted_20_Text"><text:s text:c="8"/>radio.name = 'figuraSeleccionada';</text:p>
      <text:p text:style-name="Preformatted_20_Text"><text:s text:c="8"/>tdRadio.appendChild(radio);</text:p>
      <text:p text:style-name="Preformatted_20_Text"/>
      <text:p text:style-name="Preformatted_20_Text"><text:s text:c="8"/>exampleRow.appendChild(tdId);</text:p>
      <text:p text:style-name="Preformatted_20_Text"><text:s text:c="8"/>exampleRow.appendChild(tdName);</text:p>
      <text:p text:style-name="Preformatted_20_Text"><text:s text:c="8"/>exampleRow.appendChild(tdRadio);</text:p>
      <text:p text:style-name="Preformatted_20_Text"><text:s text:c="8"/>tbody.appendChild(exampleRow);</text:p>
      <text:p text:style-name="Preformatted_20_Text"/>
      <text:p text:style-name="Preformatted_20_Text"><text:s text:c="8"/>this.table.appendChild(tbody);</text:p>
      <text:p text:style-name="Preformatted_20_Text"><text:s text:c="8"/>tablePanel.appendChild(this.table);</text:p>
      <text:p text:style-name="Preformatted_20_Text"/>
      <text:p text:style-name="Preformatted_20_Text"><text:s text:c="8"/>// ==== Assemble ====</text:p>
      <text:p text:style-name="Preformatted_20_Text"><text:s text:c="8"/>container.appendChild(sidebar);</text:p>
      <text:p text:style-name="Preformatted_20_Text"><text:s text:c="8"/>container.appendChild(canvasContainer);</text:p>
      <text:p text:style-name="Preformatted_20_Text"><text:s text:c="8"/>container.appendChild(tablePanel);</text:p>
      <text:p text:style-name="Preformatted_20_Text"/>
      <text:p text:style-name="Preformatted_20_Text"><text:soft-page-break/><text:s text:c="8"/>shadow.appendChild(style);</text:p>
      <text:p text:style-name="Preformatted_20_Text"><text:s text:c="8"/>shadow.appendChild(container);</text:p>
      <text:p text:style-name="Preformatted_20_Text"/>
      <text:p text:style-name="Preformatted_20_Text"><text:s text:c="8"/>//-------------------------------Event management-------</text:p>
      <text:p text:style-name="Preformatted_20_Text"><text:s text:c="8"/>this.btnRect.onclick = () =&gt;</text:p>
      <text:p text:style-name="Preformatted_20_Text"><text:s text:c="8"/>{</text:p>
      <text:p text:style-name="Preformatted_20_Text"><text:s text:c="12"/>//console.log('click on btnRect');</text:p>
      <text:p text:style-name="Preformatted_20_Text"><text:s text:c="12"/>this.dispatchEvent( new CustomEvent('createRectangleRequest') 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static getDispatchedEvents()</text:p>
      <text:p text:style-name="Preformatted_20_Text"><text:s text:c="4"/>{</text:p>
      <text:p text:style-name="Preformatted_20_Text"><text:s text:c="8"/>return ['createRectangleRequest'];</text:p>
      <text:p text:style-name="Preformatted_20_Text"><text:s text:c="4"/>}</text:p>
      <text:p text:style-name="Preformatted_20_Text"/>
      <text:p text:style-name="Preformatted_20_Text"><text:s text:c="4"/>getDrawingContext2D()</text:p>
      <text:p text:style-name="Preformatted_20_Text"><text:s text:c="4"/>{</text:p>
      <text:p text:style-name="Preformatted_20_Text"><text:s text:c="7"/>return this.canvas.getContext("2d");</text:p>
      <text:p text:style-name="Preformatted_20_Text"><text:s text:c="4"/>}</text:p>
      <text:p text:style-name="Preformatted_20_Text"/>
      <text:p text:style-name="Preformatted_20_Text"><text:s text:c="4"/>getFormData()</text:p>
      <text:p text:style-name="Preformatted_20_Text"><text:s text:c="4"/>{</text:p>
      <text:p text:style-name="Preformatted_20_Text"><text:s text:c="8"/>let dataObject =</text:p>
      <text:p text:style-name="Preformatted_20_Text"><text:s text:c="8"/>{</text:p>
      <text:p text:style-name="Preformatted_20_Text"><text:s text:c="12"/>color: this.colorInput.value,</text:p>
      <text:p text:style-name="Preformatted_20_Text"><text:s text:c="12"/>selectedFigure: null</text:p>
      <text:p text:style-name="Preformatted_20_Text"><text:s text:c="8"/>};</text:p>
      <text:p text:style-name="Preformatted_20_Text"/>
      <text:p text:style-name="Preformatted_20_Text"><text:s text:c="8"/>return dataObject;</text:p>
      <text:p text:style-name="Preformatted_20_Text"><text:s text:c="4"/>}</text:p>
      <text:p text:style-name="Preformatted_20_Text"/>
      <text:p text:style-name="Preformatted_20_Text">}</text:p>
      <text:p text:style-name="Preformatted_20_Text"/>
      <text:p text:style-name="Preformatted_20_Text">customElements.define('applicationui-wc', ApplicationUI );</text:p>
      <text:p text:style-name="Preformatted_20_Text"/>
      <text:p text:style-name="Preformatted_20_Text">class ApplicationModel extends EventTarget</text:p>
      <text:p text:style-name="Preformatted_20_Text">{</text:p>
      <text:p text:style-name="Preformatted_20_Text"><text:s text:c="4"/>constructor()</text:p>
      <text:p text:style-name="Preformatted_20_Text"><text:s text:c="4"/>{</text:p>
      <text:p text:style-name="Preformatted_20_Text"><text:s text:c="8"/>super();</text:p>
      <text:p text:style-name="Preformatted_20_Text"><text:s text:c="8"/>this.objects = new Map();</text:p>
      <text:p text:style-name="Preformatted_20_Text"><text:s text:c="4"/>}</text:p>
      <text:p text:style-name="Preformatted_20_Text"/>
      <text:p text:style-name="Preformatted_20_Text"><text:s text:c="4"/>addObject( id, object )</text:p>
      <text:p text:style-name="Preformatted_20_Text"><text:s text:c="4"/>{</text:p>
      <text:p text:style-name="Preformatted_20_Text"><text:s text:c="8"/>this.objects.set(id, object);</text:p>
      <text:p text:style-name="Preformatted_20_Text"><text:s text:c="8"/>this.dispatchEvent( new CustomEvent('modelchanged') );</text:p>
      <text:p text:style-name="Preformatted_20_Text"><text:s text:c="4"/>}</text:p>
      <text:p text:style-name="Preformatted_20_Text"/>
      <text:p text:style-name="Preformatted_20_Text"><text:s text:c="4"/>getObject(id)</text:p>
      <text:p text:style-name="Preformatted_20_Text"><text:s text:c="4"/>{</text:p>
      <text:p text:style-name="Preformatted_20_Text"><text:s text:c="8"/>return this.objects.get(id);</text:p>
      <text:p text:style-name="Preformatted_20_Text"><text:s text:c="4"/>}</text:p>
      <text:p text:style-name="Preformatted_20_Text"/>
      <text:p text:style-name="Preformatted_20_Text"><text:s text:c="4"/>getObjectIterator()</text:p>
      <text:p text:style-name="Preformatted_20_Text"><text:s text:c="4"/>{</text:p>
      <text:p text:style-name="Preformatted_20_Text"><text:s text:c="8"/>return this.objects.values();</text:p>
      <text:p text:style-name="Preformatted_20_Text"><text:s text:c="4"/>}</text:p>
      <text:p text:style-name="Preformatted_20_Text">}</text:p>
      <text:p text:style-name="Preformatted_20_Text"/>
      <text:p text:style-name="Preformatted_20_Text">class Rectangle</text:p>
      <text:p text:style-name="Preformatted_20_Text">{</text:p>
      <text:p text:style-name="Preformatted_20_Text"><text:s text:c="4"/>constructor(x,y,w,h,color)</text:p>
      <text:p text:style-name="Preformatted_20_Text"><text:soft-page-break/><text:s text:c="4"/>{</text:p>
      <text:p text:style-name="Preformatted_20_Text"><text:s text:c="8"/>this.x = x;</text:p>
      <text:p text:style-name="Preformatted_20_Text"><text:s text:c="8"/>this.y = y;</text:p>
      <text:p text:style-name="Preformatted_20_Text"><text:s text:c="8"/>this.width = w;</text:p>
      <text:p text:style-name="Preformatted_20_Text"><text:s text:c="8"/>this.height = h;</text:p>
      <text:p text:style-name="Preformatted_20_Text"><text:s text:c="8"/>this.angle = 0;</text:p>
      <text:p text:style-name="Preformatted_20_Text"><text:s text:c="8"/>this.color = color;</text:p>
      <text:p text:style-name="Preformatted_20_Text"><text:s text:c="4"/>}</text:p>
      <text:p text:style-name="Preformatted_20_Text"/>
      <text:p text:style-name="Preformatted_20_Text"><text:s text:c="4"/>rotate( value )</text:p>
      <text:p text:style-name="Preformatted_20_Text"><text:s text:c="4"/>{</text:p>
      <text:p text:style-name="Preformatted_20_Text"><text:s text:c="8"/>this.angle = value;</text:p>
      <text:p text:style-name="Preformatted_20_Text"><text:s text:c="4"/>}</text:p>
      <text:p text:style-name="Preformatted_20_Text"/>
      <text:p text:style-name="Preformatted_20_Text"><text:s text:c="4"/>draw(ctx)</text:p>
      <text:p text:style-name="Preformatted_20_Text"><text:s text:c="4"/>{</text:p>
      <text:p text:style-name="Preformatted_20_Text"><text:s text:c="8"/>ctx.save();</text:p>
      <text:p text:style-name="Preformatted_20_Text"><text:s text:c="8"/>ctx.translate(this.x, this.y);</text:p>
      <text:p text:style-name="Preformatted_20_Text"><text:s text:c="8"/>ctx.rotate(this.angle);</text:p>
      <text:p text:style-name="Preformatted_20_Text"><text:s text:c="8"/>ctx.fillStyle = this.color;</text:p>
      <text:p text:style-name="Preformatted_20_Text"><text:s text:c="8"/>ctx.fillRect(-this.width / 2, -this.height / 2, this.width, this.height);</text:p>
      <text:p text:style-name="Preformatted_20_Text"><text:s text:c="8"/>ctx.restore();</text:p>
      <text:p text:style-name="Preformatted_20_Text"><text:s text:c="4"/>}</text:p>
      <text:p text:style-name="Preformatted_20_Text">}</text:p>
      <text:p text:style-name="Preformatted_20_Text"/>
      <text:p text:style-name="Preformatted_20_Text">class ApplicationController</text:p>
      <text:p text:style-name="Preformatted_20_Text">{</text:p>
      <text:p text:style-name="Preformatted_20_Text"><text:s text:c="4"/>constructor( view, model )</text:p>
      <text:p text:style-name="Preformatted_20_Text"><text:s text:c="4"/>{</text:p>
      <text:p text:style-name="Preformatted_20_Text"><text:s text:c="8"/>this.view = view;</text:p>
      <text:p text:style-name="Preformatted_20_Text"><text:s text:c="8"/>this.model = model;</text:p>
      <text:p text:style-name="Preformatted_20_Text"/>
      <text:p text:style-name="Preformatted_20_Text"><text:s text:c="8"/>this.ctx = this.view.getDrawingContext2D();</text:p>
      <text:p text:style-name="Preformatted_20_Text"><text:s text:c="4"/>}</text:p>
      <text:p text:style-name="Preformatted_20_Text"/>
      <text:p text:style-name="Preformatted_20_Text"><text:s text:c="4"/>init()</text:p>
      <text:p text:style-name="Preformatted_20_Text"><text:s text:c="4"/>{</text:p>
      <text:p text:style-name="Preformatted_20_Text"><text:s text:c="8"/>this.model.addEventListener('modelchanged', this.onModelChanged.bind(this) );</text:p>
      <text:p text:style-name="Preformatted_20_Text"><text:s text:c="8"/>this.view.addEventListener('createRectangleRequest', this.onCreateRectangleButtonClick.bind(this) );</text:p>
      <text:p text:style-name="Preformatted_20_Text"><text:s text:c="4"/>}</text:p>
      <text:p text:style-name="Preformatted_20_Text"/>
      <text:p text:style-name="Preformatted_20_Text"><text:s text:c="4"/>release()</text:p>
      <text:p text:style-name="Preformatted_20_Text"><text:s text:c="4"/>{</text:p>
      <text:p text:style-name="Preformatted_20_Text"><text:s text:c="8"/>//this.view.removeEventListener()</text:p>
      <text:p text:style-name="Preformatted_20_Text"><text:s text:c="4"/>}</text:p>
      <text:p text:style-name="Preformatted_20_Text"/>
      <text:p text:style-name="Preformatted_20_Text"><text:s text:c="4"/>//Estrategia 1: Procesar eventos de notificación del modelo</text:p>
      <text:p text:style-name="Preformatted_20_Text"><text:s text:c="4"/>onModelChanged(event)</text:p>
      <text:p text:style-name="Preformatted_20_Text"><text:s text:c="4"/>{</text:p>
      <text:p text:style-name="Preformatted_20_Text"><text:s text:c="8"/>//Clear</text:p>
      <text:p text:style-name="Preformatted_20_Text"/>
      <text:p text:style-name="Preformatted_20_Text"><text:s text:c="8"/>//Drawing</text:p>
      <text:p text:style-name="Preformatted_20_Text"><text:s text:c="8"/>for( let object of this.model.getObjectIterator() )</text:p>
      <text:p text:style-name="Preformatted_20_Text"><text:s text:c="8"/>{</text:p>
      <text:p text:style-name="Preformatted_20_Text"><text:s text:c="12"/>object.draw( this.ctx 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//Manejadores de eventos producidos desde la UI</text:p>
      <text:p text:style-name="Preformatted_20_Text"><text:s text:c="4"/>onCreateRectangleButtonClick(event)</text:p>
      <text:p text:style-name="Preformatted_20_Text"><text:s text:c="4"/>{</text:p>
      <text:p text:style-name="Preformatted_20_Text"><text:soft-page-break/><text:s text:c="8"/>//Datos pedidos al usuario</text:p>
      <text:p text:style-name="Preformatted_20_Text"><text:s text:c="8"/>let id = prompt('Ingrese ID:');</text:p>
      <text:p text:style-name="Preformatted_20_Text"><text:s text:c="8"/>let width = prompt('Ingrese ancho:');</text:p>
      <text:p text:style-name="Preformatted_20_Text"><text:s text:c="8"/>let height = prompt('Ingrese alto:');</text:p>
      <text:p text:style-name="Preformatted_20_Text"><text:s text:c="8"/>let x = prompt('Ingrese x:');</text:p>
      <text:p text:style-name="Preformatted_20_Text"><text:s text:c="8"/>let y = prompt('Ingrese y:');</text:p>
      <text:p text:style-name="Preformatted_20_Text"/>
      <text:p text:style-name="Preformatted_20_Text"><text:s text:c="8"/>//Datos pedidos a la interfaz</text:p>
      <text:p text:style-name="Preformatted_20_Text"><text:s text:c="8"/>let color = this.view.getFormData().color;</text:p>
      <text:p text:style-name="Preformatted_20_Text"/>
      <text:p text:style-name="Preformatted_20_Text"><text:s text:c="8"/>//Acceso al modelo</text:p>
      <text:p text:style-name="Preformatted_20_Text"><text:s text:c="8"/>let new_figure = new Rectangle(x,y,width,height,color)</text:p>
      <text:p text:style-name="Preformatted_20_Text"><text:s text:c="8"/>this.model.addObject(id, new_figure);</text:p>
      <text:p text:style-name="Preformatted_20_Text"/>
      <text:p text:style-name="Preformatted_20_Text"><text:s text:c="4"/>}</text:p>
      <text:p text:style-name="Preformatted_20_Text"/>
      <text:p text:style-name="Preformatted_20_Text"><text:s text:c="4"/>onCreateCircleButtonClick(event)</text:p>
      <text:p text:style-name="Preformatted_20_Text"><text:s text:c="4"/>{</text:p>
      <text:p text:style-name="Preformatted_20_Text"/>
      <text:p text:style-name="Preformatted_20_Text"><text:s text:c="4"/>}</text:p>
      <text:p text:style-name="Preformatted_20_Text"/>
      <text:p text:style-name="Preformatted_20_Text"><text:s text:c="4"/>onCreateTriangleButtonClick(event)</text:p>
      <text:p text:style-name="Preformatted_20_Text"><text:s text:c="4"/>{</text:p>
      <text:p text:style-name="Preformatted_20_Text"/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function main()</text:p>
      <text:p text:style-name="Preformatted_20_Text">{</text:p>
      <text:p text:style-name="Preformatted_20_Text"><text:s text:c="5"/>let model = new ApplicationModel();</text:p>
      <text:p text:style-name="Preformatted_20_Text"><text:s text:c="5"/>let ui = new ApplicationUI();</text:p>
      <text:p text:style-name="Preformatted_20_Text"><text:s text:c="5"/>let controller = new ApplicationController(ui, model);</text:p>
      <text:p text:style-name="Preformatted_20_Text"/>
      <text:p text:style-name="Preformatted_20_Text"><text:s text:c="5"/>controller.init();</text:p>
      <text:p text:style-name="Preformatted_20_Text"/>
      <text:p text:style-name="Preformatted_20_Text"><text:s text:c="5"/>document.body.appendChild(ui);</text:p>
      <text:p text:style-name="Preformatted_20_Text">}</text:p>
      <text:p text:style-name="Preformatted_20_Text"/>
      <text:p text:style-name="Preformatted_20_Text">window.onload = main;</text:p>
      <text:p text:style-name="Preformatted_20_Text"/>
      <text:p text:style-name="Preformatted_20_Text">&lt;/script&gt;</text:p>
      <text:p text:style-name="P1">&lt;/html&gt;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5T21:22:38.003102057</dc:date>
    <meta:editing-duration>PT27S</meta:editing-duration>
    <meta:editing-cycles>1</meta:editing-cycles>
    <meta:document-statistic meta:table-count="0" meta:image-count="0" meta:object-count="0" meta:page-count="6" meta:paragraph-count="292" meta:word-count="655" meta:character-count="8365" meta:non-whitespace-character-count="5947"/>
    <meta:generator>LibreOffice/7.3.7.2$Linux_X86_64 LibreOffice_project/30$Build-2</meta:generator>
  </office:meta>
</office:document-meta>
</file>